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909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86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>
            <text:p>Test <text:s/>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802.60090467809">
            <text:p>2802.6</text:p>
          </table:table-cell>
          <table:table-cell office:value-type="float" office:value="2015.49045666904">
            <text:p>2015.49</text:p>
          </table:table-cell>
          <table:table-cell office:value-type="float" office:value="2564.08439913437">
            <text:p>2564.08</text:p>
          </table:table-cell>
          <table:table-cell office:value-type="float" office:value="48432.9955443627">
            <text:p>484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8690.47070478839">
            <text:p>8690.47</text:p>
          </table:table-cell>
          <table:table-cell office:value-type="float" office:value="2603.9145657461">
            <text:p>2603.91</text:p>
          </table:table-cell>
          <table:table-cell office:value-type="float" office:value="4761.94395238095">
            <text:p>4761.94</text:p>
          </table:table-cell>
          <table:table-cell office:value-type="float" office:value="3397.06677265501">
            <text:p>3397.0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29489.4574781788">
            <text:p>29489.46</text:p>
          </table:table-cell>
          <table:table-cell office:value-type="float" office:value="5944.41934064889">
            <text:p>5944.42</text:p>
          </table:table-cell>
          <table:table-cell office:value-type="float" office:value="10471.8043059395">
            <text:p>10471.8</text:p>
          </table:table-cell>
          <table:table-cell office:value-type="float" office:value="6533.35816858528">
            <text:p>6533.3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110978.748779405">
            <text:p>110978.75</text:p>
          </table:table-cell>
          <table:table-cell office:value-type="float" office:value="16054.8346069869">
            <text:p>16054.83</text:p>
          </table:table-cell>
          <table:table-cell office:value-type="float" office:value="24175.7398220675">
            <text:p>24175.74</text:p>
          </table:table-cell>
          <table:table-cell office:value-type="float" office:value="13865.4153240343">
            <text:p>13865.4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882608.4130435">
            <text:p>1.09E+007</text:p>
          </table:table-cell>
          <table:table-cell office:value-type="float" office:value="1265229.27020202">
            <text:p>1265229.27</text:p>
          </table:table-cell>
          <table:table-cell office:value-type="float" office:value="372332.605361132">
            <text:p>372332.61</text:p>
          </table:table-cell>
          <table:table-cell office:value-type="float" office:value="179239.489964158">
            <text:p>179239.4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4338541.8333333">
            <text:p>4.43E+007</text:p>
          </table:table-cell>
          <table:table-cell office:value-type="float" office:value="7940213.47619048">
            <text:p>7940213.48</text:p>
          </table:table-cell>
          <table:table-cell office:value-type="float" office:value="820798.845901639">
            <text:p>820798.85</text:p>
          </table:table-cell>
          <table:table-cell office:value-type="float" office:value="365633.643274854">
            <text:p>365633.6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9927269.333333">
            <text:p>1.80E+008</text:p>
          </table:table-cell>
          <table:table-cell table:style-name="ce1" office:value-type="float" office:value="34387858.4666667">
            <text:p>3.44E+007</text:p>
          </table:table-cell>
          <table:table-cell office:value-type="float" office:value="1811300.58844765">
            <text:p>1811300.59</text:p>
          </table:table-cell>
          <table:table-cell office:value-type="float" office:value="810843.400324149">
            <text:p>810843.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15190143">
            <text:p>7.15E+008</text:p>
          </table:table-cell>
          <table:table-cell table:style-name="ce1" office:value-type="float" office:value="140323360.75">
            <text:p>1.40E+008</text:p>
          </table:table-cell>
          <table:table-cell office:value-type="float" office:value="3853612.30769231">
            <text:p>3853612.31</text:p>
          </table:table-cell>
          <table:table-cell office:value-type="float" office:value="1736322.96180556">
            <text:p>1736322.96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872179439">
            <text:p>2.87E+009</text:p>
          </table:table-cell>
          <table:table-cell table:style-name="ce1" office:value-type="float" office:value="562699106">
            <text:p>5.63E+008</text:p>
          </table:table-cell>
          <table:table-cell office:value-type="float" office:value="8279265.03278689">
            <text:p>8279265.03</text:p>
          </table:table-cell>
          <table:table-cell office:value-type="float" office:value="3542918.50704225">
            <text:p>3542918.51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1438349534">
            <text:p>1.14E+010</text:p>
          </table:table-cell>
          <table:table-cell table:style-name="ce1" office:value-type="float" office:value="2248575479">
            <text:p>2.25E+009</text:p>
          </table:table-cell>
          <table:table-cell table:style-name="ce1" office:value-type="float" office:value="18469386">
            <text:p>1.85E+007</text:p>
          </table:table-cell>
          <table:table-cell office:value-type="float" office:value="7814655.5">
            <text:p>7814655.5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46160424626">
            <text:p>4.62E+010</text:p>
          </table:table-cell>
          <table:table-cell table:style-name="ce1" office:value-type="float" office:value="9067245877">
            <text:p>9.07E+009</text:p>
          </table:table-cell>
          <table:table-cell table:style-name="ce1" office:value-type="float" office:value="41524176.7692308">
            <text:p>4.15E+007</text:p>
          </table:table-cell>
          <table:table-cell table:style-name="ce1" office:value-type="float" office:value="16873180.4666667">
            <text:p>1.69E+007</text:p>
          </table:table-cell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199137689928">
            <text:p>1.99E+011</text:p>
          </table:table-cell>
          <table:table-cell table:style-name="ce1" office:value-type="float" office:value="46160574469">
            <text:p>4.62E+010</text:p>
          </table:table-cell>
          <table:table-cell table:style-name="ce1" office:value-type="float" office:value="97078632.5">
            <text:p>9.71E+007</text:p>
          </table:table-cell>
          <table:table-cell table:style-name="ce1" office:value-type="float" office:value="37437169.3571429">
            <text:p>3.74E+007</text:p>
          </table:table-cell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937961609093">
            <text:p>9.38E+011</text:p>
          </table:table-cell>
          <table:table-cell table:style-name="ce1" office:value-type="float" office:value="402582026574">
            <text:p>4.03E+011</text:p>
          </table:table-cell>
          <table:table-cell table:style-name="ce1" office:value-type="float" office:value="236161096.333333">
            <text:p>2.36E+008</text:p>
          </table:table-cell>
          <table:table-cell table:style-name="ce1" office:value-type="float" office:value="79315515.1428572">
            <text:p>7.93E+0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09/29/2010</text:date>, <text:time>15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6" meta:object-count="0"/>
    <meta:generator>OpenOffice.org/3.2$Linux OpenOffice.org_project/320m12$Build-9483</meta:generator>
  </office:meta>
</office:document-meta>
</file>